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233" officeooo:paragraph-rsid="00093233"/>
    </style:style>
    <style:style style:name="P2" style:family="paragraph" style:parent-style-name="Standard">
      <style:text-properties officeooo:rsid="0009a9ec" officeooo:paragraph-rsid="0009a9ec"/>
    </style:style>
    <style:style style:name="P3" style:family="paragraph" style:parent-style-name="Standard">
      <style:text-properties officeooo:rsid="000bb3f1" officeooo:paragraph-rsid="000bb3f1"/>
    </style:style>
    <style:style style:name="P4" style:family="paragraph" style:parent-style-name="Standard">
      <style:text-properties officeooo:rsid="000bfc43" officeooo:paragraph-rsid="000bfc43"/>
    </style:style>
    <style:style style:name="P5" style:family="paragraph" style:parent-style-name="Standard">
      <style:text-properties officeooo:rsid="000d4e3a" officeooo:paragraph-rsid="000d4e3a"/>
    </style:style>
    <style:style style:name="P6" style:family="paragraph" style:parent-style-name="Standard">
      <style:text-properties officeooo:rsid="000f08e3" officeooo:paragraph-rsid="000f08e3"/>
    </style:style>
    <style:style style:name="P7" style:family="paragraph" style:parent-style-name="Standard">
      <style:text-properties fo:font-weight="bold" officeooo:rsid="000914ee" officeooo:paragraph-rsid="000914ee" style:font-weight-asian="bold" style:font-weight-complex="bold"/>
    </style:style>
    <style:style style:name="P8" style:family="paragraph" style:parent-style-name="Standard">
      <style:text-properties fo:font-weight="bold" officeooo:rsid="00093233" officeooo:paragraph-rsid="00093233" style:font-weight-asian="bold" style:font-weight-complex="bold"/>
    </style:style>
    <style:style style:name="P9" style:family="paragraph" style:parent-style-name="Standard">
      <style:text-properties fo:font-weight="bold" officeooo:rsid="00156679" officeooo:paragraph-rsid="0015667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914ee" officeooo:paragraph-rsid="000914e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0914ee" officeooo:paragraph-rsid="000914ee"/>
    </style:style>
    <style:style style:name="P12" style:family="paragraph" style:parent-style-name="Standard">
      <style:text-properties style:text-underline-style="solid" style:text-underline-width="auto" style:text-underline-color="font-color" officeooo:rsid="000914ee" officeooo:paragraph-rsid="00093233"/>
    </style:style>
    <style:style style:name="P13" style:family="paragraph" style:parent-style-name="Standard">
      <style:text-properties style:text-underline-style="solid" style:text-underline-width="auto" style:text-underline-color="font-color" officeooo:rsid="00093233" officeooo:paragraph-rsid="00093233"/>
    </style:style>
    <style:style style:name="P14" style:family="paragraph" style:parent-style-name="Standard">
      <style:text-properties style:text-underline-style="none" fo:font-weight="bold" officeooo:rsid="000914ee" officeooo:paragraph-rsid="000914e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rsid="000914ee" officeooo:paragraph-rsid="000914ee"/>
    </style:style>
    <style:style style:name="P16" style:family="paragraph" style:parent-style-name="Standard">
      <style:text-properties style:text-underline-style="solid" style:text-underline-width="auto" style:text-underline-color="font-color" officeooo:rsid="00093233" officeooo:paragraph-rsid="00093233"/>
    </style:style>
    <style:style style:name="P17" style:family="paragraph" style:parent-style-name="Standard">
      <style:text-properties style:text-underline-style="solid" style:text-underline-width="auto" style:text-underline-color="font-color" officeooo:rsid="00182739" officeooo:paragraph-rsid="00182739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093233" officeooo:paragraph-rsid="00093233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0a71d7" officeooo:paragraph-rsid="000a71d7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93233" officeooo:paragraph-rsid="0009323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bb3f1" officeooo:paragraph-rsid="000bb3f1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officeooo:rsid="0009a9ec" officeooo:paragraph-rsid="0009a9ec"/>
    </style:style>
    <style:style style:name="P23" style:family="paragraph" style:parent-style-name="Standard">
      <style:text-properties style:text-underline-style="solid" style:text-underline-width="auto" style:text-underline-color="font-color" officeooo:rsid="000bb3f1" officeooo:paragraph-rsid="000bb3f1"/>
    </style:style>
    <style:style style:name="P24" style:family="paragraph" style:parent-style-name="Standard">
      <style:text-properties style:text-underline-style="solid" style:text-underline-width="auto" style:text-underline-color="font-color" officeooo:rsid="000bfc43" officeooo:paragraph-rsid="000bfc43"/>
    </style:style>
    <style:style style:name="P25" style:family="paragraph" style:parent-style-name="Standard">
      <style:text-properties fo:font-weight="bold" officeooo:rsid="000914ee" officeooo:paragraph-rsid="000914ee" style:font-weight-asian="bold" style:font-weight-complex="bold"/>
    </style:style>
    <style:style style:name="P26" style:family="paragraph" style:parent-style-name="Standard">
      <style:text-properties fo:font-weight="bold" officeooo:rsid="00151da6" officeooo:paragraph-rsid="00151da6" style:font-weight-asian="bold" style:font-weight-complex="bold"/>
    </style:style>
    <style:style style:name="P27" style:family="paragraph" style:parent-style-name="Standard">
      <style:text-properties fo:font-weight="bold" officeooo:rsid="00093233" officeooo:paragraph-rsid="00093233" style:font-weight-asian="bold" style:font-weight-complex="bold"/>
    </style:style>
    <style:style style:name="P28" style:family="paragraph" style:parent-style-name="Standard">
      <style:text-properties fo:font-weight="bold" officeooo:rsid="0009a9ec" officeooo:paragraph-rsid="0009a9ec" style:font-weight-asian="bold" style:font-weight-complex="bold"/>
    </style:style>
    <style:style style:name="P29" style:family="paragraph" style:parent-style-name="Standard">
      <style:text-properties fo:font-weight="bold" officeooo:rsid="000a71d7" officeooo:paragraph-rsid="000a71d7" style:font-weight-asian="bold" style:font-weight-complex="bold"/>
    </style:style>
    <style:style style:name="P30" style:family="paragraph" style:parent-style-name="Standard">
      <style:text-properties fo:font-weight="bold" officeooo:rsid="001aad70" officeooo:paragraph-rsid="001aad70" style:font-weight-asian="bold" style:font-weight-complex="bold"/>
    </style:style>
    <style:style style:name="P31" style:family="paragraph" style:parent-style-name="Standard">
      <style:text-properties fo:font-weight="bold" officeooo:rsid="000bb3f1" officeooo:paragraph-rsid="000bb3f1" style:font-weight-asian="bold" style:font-weight-complex="bold"/>
    </style:style>
    <style:style style:name="P32" style:family="paragraph" style:parent-style-name="Standard">
      <style:text-properties fo:font-weight="bold" officeooo:rsid="000bfc43" officeooo:paragraph-rsid="000bfc43" style:font-weight-asian="bold" style:font-weight-complex="bold"/>
    </style:style>
    <style:style style:name="P33" style:family="paragraph" style:parent-style-name="Standard">
      <style:text-properties officeooo:rsid="00182739" officeooo:paragraph-rsid="00182739"/>
    </style:style>
    <style:style style:name="P34" style:family="paragraph" style:parent-style-name="Standard">
      <style:text-properties style:text-underline-style="none" officeooo:rsid="00093233" officeooo:paragraph-rsid="00093233"/>
    </style:style>
    <style:style style:name="P35" style:family="paragraph" style:parent-style-name="Standard">
      <style:text-properties style:text-underline-style="none" fo:font-weight="bold" officeooo:rsid="00093233" officeooo:paragraph-rsid="00093233" style:font-weight-asian="bold" style:font-weight-complex="bold"/>
    </style:style>
    <style:style style:name="P36" style:family="paragraph" style:parent-style-name="Standard">
      <style:text-properties style:text-underline-style="none" fo:font-weight="bold" officeooo:rsid="000bfc43" officeooo:paragraph-rsid="000bfc43" style:font-weight-asian="bold" style:font-weight-complex="bold"/>
    </style:style>
    <style:style style:name="T1" style:family="text">
      <style:text-properties officeooo:rsid="00093233"/>
    </style:style>
    <style:style style:name="T2" style:family="text">
      <style:text-properties officeooo:rsid="0009a9ec"/>
    </style:style>
    <style:style style:name="T3" style:family="text">
      <style:text-properties officeooo:rsid="000a71d7"/>
    </style:style>
    <style:style style:name="T4" style:family="text">
      <style:text-properties officeooo:rsid="000bfc43"/>
    </style:style>
    <style:style style:name="T5" style:family="text">
      <style:text-properties officeooo:rsid="000d4e3a"/>
    </style:style>
    <style:style style:name="T6" style:family="text">
      <style:text-properties officeooo:rsid="001030a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36432"/>
    </style:style>
    <style:style style:name="T10" style:family="text">
      <style:text-properties officeooo:rsid="00151da6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Quel est le symbole de Linux ? </text:p>
      <text:p text:style-name="P11">De quelle partie du système UNIX s’occupe le consortium X ?</text:p>
      <text:p text:style-name="P11">De quel projet découle le système UNIX :</text:p>
      <text:p text:style-name="P11">Qui est à l’origine de la branche Système V d’UNIX ?</text:p>
      <text:p text:style-name="P14">Quelle est la nationalité de Linus Torvals ?</text:p>
      <text:p text:style-name="P7">Le symbole | permet quoi ?</text:p>
      <text:p text:style-name="P7">Quel caractère est utilisé pour spécifier une option en ligne de commande ?</text:p>
      <text:p text:style-name="P7">Comment obtient-on de l’aide sur la commande ps ?</text:p>
      <text:p text:style-name="P11">L’option -k de la commande man ?</text:p>
      <text:p text:style-name="P10">Quelle colonne permet de relever l’indentifiant d’un processus lorsque l’on effectue la commande ps ?</text:p>
      <text:p text:style-name="P7">Quelle commande permet de passer une commande une fois lancée en arrière-plan ?</text:p>
      <text:p text:style-name="P11">Quelle est la commande permettant la visualisation dynamique des processus ?</text:p>
      <text:p text:style-name="P11">Que fait la commande !2568 ?</text:p>
      <text:p text:style-name="P10">Qui a crée Linux ?</text:p>
      <text:p text:style-name="P7">Comment changer le mot de passe d’un utilisateur ?</text:p>
      <text:p text:style-name="P7">Comment passer du mode graphique au mode texte ?</text:p>
      <text:p text:style-name="P7">Que signifie l’acronyme GNU ?</text:p>
      <text:p text:style-name="P11">Comment appelle-t-on un groupe de secteurs de disque ?</text:p>
      <text:p text:style-name="P11">Le caractère « . » peut être utilisé pour (plusieurs réponses sont possibles) :</text:p>
      <text:p text:style-name="P7">Quel(s) fichier(s) est affiché si la commande exécutée est ls exo_* ?</text:p>
      <text:p text:style-name="P7"><text:tab/>Soit la liste de fichiers suivante obtenue <text:span text:style-name="T9">à</text:span> partir de la commande ls :</text:p>
      <text:p text:style-name="P7"><text:tab/>$ ls</text:p>
      <text:p text:style-name="P7"><text:tab/>exo_1 exo_2 exo_3 exo_4 exo_5</text:p>
      <text:p text:style-name="P7">Quel(s) fichier(s) est affiché si la commande exécutée est ls *_* ?</text:p>
      <text:p text:style-name="P11">Que contient le dossier système /mnt sur un système UNIX ?</text:p>
      <text:p text:style-name="P7">Quelle commande vous permet de visualiser le contenu de votre clé USB ?</text:p>
      <text:p text:style-name="P7">Votre repertoire de travail est le répertoire /tmp. Vous exécutez la commande cd sans argument.Quel est votre répertoire de travail ?</text:p>
      <text:p text:style-name="P7">La commande cp permet de :</text:p>
      <text:p text:style-name="P26">L’option « -a » de la commande ls permet ?</text:p>
      <text:p text:style-name="P7">Que permet de faire la commande chown dupont essai ?</text:p>
      <text:p text:style-name="P7">La commande chmod u-w essai.html <text:span text:style-name="T1">qui s’applique sur le fichier essai.html ?</text:span></text:p>
      <text:p text:style-name="P8">L’UID de l’utilisateur root est ?</text:p>
      <text:p text:style-name="P8">Lorsque l’on utilise Emacs, CTRL-H permet ?</text:p>
      <text:p text:style-name="P9">On vient de créer le répertoire essai. Par défaut, ce répertoire possède les droits 755 ou encore rwxr-xr-x. Taper la commande chmod 751 essai revient à la commande (plusieurs réponses possible<text:span text:style-name="T10">s)</text:span> ?</text:p>
      <text:p text:style-name="P13">Que signifie ces 2 lignes (plusieurs réponses possibles)</text:p>
      <text:p text:style-name="P13"><text:tab/>Après avoir tapé la commande ls -l en ligne de commande on obtient les lignes suivantes :</text:p>
      <text:p text:style-name="P12"><text:tab/><text:span text:style-name="T1">drwx---2 taylor 512 Sep 30 10 : 38 Archives/</text:span></text:p>
      <text:p text:style-name="P12"><text:tab/>-<text:span text:style-name="T1">rw-rw-r- <text:s/>1 taylor 280232 Oct 10 16:22 mailling.lists</text:span></text:p>
      <text:p text:style-name="P8">Pendant l’utilisation d’emacs, la touche Meta du clavier peut (plusieurs réponses possibles) :</text:p>
      <text:p text:style-name="P8">Parmi les UNIX ci-dessous lesuels sont des distributions Linux (plusieurs réponses sont possibles) :</text:p>
      <text:p text:style-name="P8"><text:tab/>AIX</text:p>
      <text:p text:style-name="P8"><text:tab/>Red Hat</text:p>
      <text:p text:style-name="P8"><text:tab/>Fedora<text:tab/><text:tab/><text:tab/>Solaris</text:p>
      <text:p text:style-name="P8">Quel langage a précédé le langage C développé par Dennis Ritchie en 1973 ?</text:p>
      <text:p text:style-name="P13">En quelle année le système UNIX a-t-il réécrit en C ?</text:p>
      <text:p text:style-name="P17">Qui a développé le système d’exploitation Minix ?</text:p>
      <text:p text:style-name="P13">Quelles sont les deux grandes branches du système UNIX ?</text:p>
      <text:p text:style-name="P33"><text:soft-page-break/><text:span text:style-name="T8">Qui a proposé le nom de Linux ?</text:span></text:p>
      <text:p text:style-name="P35">Qui a créé Linux ?</text:p>
      <text:p text:style-name="P8">La combinaison de touches CTRL+Z ?</text:p>
      <text:p text:style-name="P13">La commande smbpasswd permet ?</text:p>
      <text:p text:style-name="P8">En ligne de commande, on ne peut pas ?</text:p>
      <text:p text:style-name="P8">Quelle commande permet de compter le nbre d’utilisateurs connectés ?</text:p>
      <text:p text:style-name="P18">Quelle commande permet d’accéder à l’aide ?</text:p>
      <text:p text:style-name="P13">A quoi sert-il d’insérer un ET commercial (&amp;) à la fin d’une ligne de commande ?</text:p>
      <text:p text:style-name="P20">Parmi les chemins suivants lesquels sont des chemins relatifs ?</text:p>
      <text:p text:style-name="P34"><text:tab/>/mnt/floppy/</text:p>
      <text:p text:style-name="P34"><text:tab/><text:span text:style-name="T7">./home/martin/</text:span></text:p>
      <text:p text:style-name="P34"><text:tab/>/opt/</text:p>
      <text:p text:style-name="P34"><text:tab/>/</text:p>
      <text:p text:style-name="P34"><text:tab/>/var/spool/mqueue/</text:p>
      <text:p text:style-name="P34"><text:tab/>/</text:p>
      <text:p text:style-name="P34"><text:tab/>/usr/bin/</text:p>
      <text:p text:style-name="P34"><text:tab/><text:span text:style-name="T7">floppy/</text:span></text:p>
      <text:p text:style-name="P34"><text:tab/>../<text:span text:style-name="T2">rep1/rep2</text:span></text:p>
      <text:p text:style-name="P34"><text:tab/>/<text:span text:style-name="T2">home/dupont/exo1.txt</text:span></text:p>
      <text:p text:style-name="P34"><text:tab/>..</text:p>
      <text:p text:style-name="P34"><text:tab/>/<text:span text:style-name="T2">bin/ls</text:span></text:p>
      <text:p text:style-name="P1">Parmi les chemins suivants lesquels sont des chemins absolus ?</text:p>
      <text:p text:style-name="P1"><text:tab/><text:span text:style-name="T7">/mnt/cdrom/</text:span></text:p>
      <text:p text:style-name="P1"><text:tab/>./usr/sbin/</text:p>
      <text:p text:style-name="P1"><text:tab/>var/yp/</text:p>
      <text:p text:style-name="P1"><text:tab/>dupont</text:p>
      <text:p text:style-name="P1"><text:tab/><text:span text:style-name="T7">/var/spool/mail/dupont/</text:span></text:p>
      <text:p text:style-name="P8"><text:tab/>/var/../home/dupont</text:p>
      <text:p text:style-name="P1"><text:tab/>../../../..</text:p>
      <text:p text:style-name="P1"><text:tab/>./../usr/local/bin</text:p>
      <text:p text:style-name="P1"><text:tab/>./floopy/</text:p>
      <text:p text:style-name="P1"><text:tab/>./mnt/cdrom/</text:p>
      <text:p text:style-name="P1"><text:tab/><text:span text:style-name="T7">/var/tmp/../../usr/</text:span></text:p>
      <text:p text:style-name="P1"><text:tab/>usr/local/</text:p>
      <text:p text:style-name="P22">Les noms de fichier et de répertoire sont sensibles à la casse ?</text:p>
      <text:p text:style-name="P22">Parmi les caractères suivants *,_,-, ? lesquels ne sont pas conseillées pour nommer un ficher ou un répertoire ?</text:p>
      <text:p text:style-name="P28">Parmi les fichiers ci-dessous lesquels respectent les conventions de nommage :</text:p>
      <text:p text:style-name="P2"><text:tab/>liste de liveres</text:p>
      <text:p text:style-name="P2"><text:tab/><text:span text:style-name="T7">data.txt</text:span></text:p>
      <text:p text:style-name="P2"><text:tab/><text:span text:style-name="T11">notes_du stage_unix</text:span></text:p>
      <text:p text:style-name="P2"><text:tab/>fichier-20100804</text:p>
      <text:p text:style-name="P28">La commande du permet ?</text:p>
      <text:p text:style-name="P28">La commande emacs fichier permet :</text:p>
      <text:p text:style-name="P28">Soit un fichier nomme liste00a10 contenant la liste des nombres 0 à 10</text:p>
      <text:p text:style-name="P28"><text:tab/>La commande : cat liste00a10 | sed ‘’s/[0-9][0-9]*/n° &amp;/g’’ ; permet :</text:p>
      <text:p text:style-name="P22">La commande: cat /etc/passwd | cut -d : -fl | sort ; permet ?</text:p>
      <text:p text:style-name="P28">La commande : <text:span text:style-name="T3">sed ‘’/^#/d’’ permet ?</text:span></text:p>
      <text:p text:style-name="P29">Pour décompresser un fichier, je peux utiliser la commande :</text:p>
      <text:p text:style-name="P19">Qui a développé le langage C ?</text:p>
      <text:p text:style-name="P30">Quel est le nom du permier système multi-utilsateurs ?</text:p>
      <text:p text:style-name="P23">Qui a créé la FSF (Free Software Foundation) en 1984 ?</text:p>
      <text:p text:style-name="P31"><text:soft-page-break/>Quelle est la licence adoptée par Linux ?</text:p>
      <text:p text:style-name="P23">Parmi les assertions suivantes quelles sont celles qui sont vraies </text:p>
      <text:p text:style-name="P3"><text:tab/>Le mode graphique repose sur le protocole X-Window </text:p>
      <text:p text:style-name="P3"><text:tab/>Fedora est une interface graphique</text:p>
      <text:p text:style-name="P3"><text:tab/>GNU est un environnement graphique</text:p>
      <text:p text:style-name="P3"><text:tab/>Mandriva est une distribution Linux</text:p>
      <text:p text:style-name="P21">Quelle commande me permet d’obtenir des informations sur un utilisateur particulier ?</text:p>
      <text:p text:style-name="P31">Que fait la commande who | wc -l ?</text:p>
      <text:p text:style-name="P23">Que fait la commande w | grep firefox ?</text:p>
      <text:p text:style-name="P31">Que fait la commande w | grep firefox | wc -l ?</text:p>
      <text:p text:style-name="P31">Supposons que le répertoire courant soit /mnt/floppy, quelle commande permet de revenir à la racine ?</text:p>
      <text:p text:style-name="P31">Supposons que vous soyez l’utilisateur dupont. Votre répertoire courant est le répertoire /mnt/floppy. Quelle commande permet de revenir dans votre home directory ?</text:p>
      <text:p text:style-name="P31">Quelle commande permet de connaître le répertoire courant ?</text:p>
      <text:p text:style-name="P31">Supposons que vous soyez l’utilisateur dupont et que vous soyez dans le répoertoir /mnt/floppy. Qu’affiche la commande pwd ?</text:p>
      <text:p text:style-name="P31">Quel que soit l’utilisateur et le répertoire courant, quelle commande permet de revenir dans votre home directory ?</text:p>
      <text:p text:style-name="P23">Supposons que vous soyez dans le répertoire /user/lib et que nous voulons nous déplacer dans le home direct<text:span text:style-name="T4">ory de l’utilsateur marin. Quelle commande doit-on taper ?</text:span></text:p>
      <text:p text:style-name="P24">Que fait la commande grep -c correction /home/dupont/exo_1 ?</text:p>
      <text:p text:style-name="P32">Parmi les commandes suivantes, laquelle ou lesquelles permettent de créer un fichier ?</text:p>
      <text:p text:style-name="P36">Dans la gestion des quotas, la limite qu’on ne peut pas dépasser s’appelle ?</text:p>
      <text:p text:style-name="P32">Je suis propriétaire du fichier essai.html. Je veux changer les droits d’accès de ce fichier pour retirer les droits en écriture à mon groupe et aux autres utilisateurs. Quelle commande faut-il utiliser ?</text:p>
      <text:p text:style-name="P32">La commande grep toto truc | wc-l #</text:p>
      <text:p text:style-name="P32">Qu’est-ce que la commande wc ne peut pas faire ?</text:p>
      <text:p text:style-name="P4"><text:tab/>Compter le nbre de mot</text:p>
      <text:p text:style-name="P4"><text:tab/><text:span text:style-name="T7">Trier un fichier</text:span></text:p>
      <text:p text:style-name="P4"><text:tab/>Compter le nombre de lignes</text:p>
      <text:p text:style-name="P4"><text:tab/><text:span text:style-name="T7">Afficher votre login</text:span></text:p>
      <text:p text:style-name="P4">Un fichier étant représenté sur disque par une suite de secteur non-contigue, il est nécessaire d’utiliser une table retrouver les secteurs utilisés par les différents fichiers. Comment appelle t’on cette table sous UNIX ?</text:p>
      <text:p text:style-name="P4">Le symbole | permet ?</text:p>
      <text:p text:style-name="P4">La commande ls -R | grep chapitres &gt; liste</text:p>
      <text:p text:style-name="P4">La commande : find / name ‘’*.tap’’</text:p>
      <text:p text:style-name="P4"><text:tab/><text:tab/>-a ! ctime @ -exec rm -f () ;</text:p>
      <text:p text:style-name="P4">Soit la commande suivante ls -a -l /tap /home /var. Cb a-t-elle d’options et d’arguments ?</text:p>
      <text:p text:style-name="P4">La commande chmod u-x monfichier permet ?</text:p>
      <text:p text:style-name="P4">Quelle commande permet de récupérer l’UID et le GID d’un utilisateur ?</text:p>
      <text:p text:style-name="P4">Quelle est la commande permettant la visualisation dynamique des processus ?</text:p>
      <text:p text:style-name="P4">Quelle langage a précédé le langage C développé par Dennis Ritchie en 1973 ?</text:p>
      <text:p text:style-name="P4"/>
      <text:p text:style-name="P4"/>
      <text:p text:style-name="P4"/>
      <text:p text:style-name="P4">Qui a rebaptisé MULTICS en UNIX ?</text:p>
      <text:p text:style-name="P4"><text:tab/>Dennis Ritchie</text:p>
      <text:p text:style-name="P4"><text:tab/><text:span text:style-name="T5">Ken Thompson</text:span></text:p>
      <text:p text:style-name="P4"><text:tab/><text:span text:style-name="T5">Alan Turing</text:span></text:p>
      <text:p text:style-name="P4"><text:soft-page-break/><text:tab/><text:span text:style-name="T5">Brian Kernighan</text:span></text:p>
      <text:p text:style-name="P5">Quel a été le principal investigateur du logiciel libre au début des années 80 ?</text:p>
      <text:p text:style-name="P5">De quel partie du système UNIX s’occupe le consortium X ?</text:p>
      <text:p text:style-name="P5">Quel caractère est utilisé pour spécifier une option en ligne de commande ?</text:p>
      <text:p text:style-name="P5">Quelle commande permet de lister les utilisateurs connectés ?</text:p>
      <text:p text:style-name="P5">Quelle commande me permet d’obtenir des informations sur un utilisateur particulier</text:p>
      <text:p text:style-name="P5">Que contient un répertoire du type /hime/’login’ ou login est le nom d’utilistaeur ?</text:p>
      <text:p text:style-name="P5">La commande suivante permet : tar -cf tp.tar tp</text:p>
      <text:p text:style-name="P5">Supposons que vous soyez dans le répertoire /usr/lib et que nous voulons nous déplacer dans le home directory de l’utilisateur martin. Quelle commande doit-on taper ?</text:p>
      <text:p text:style-name="P5">Quel alias permet de revenir ds le répertoire de travail par défaut et d’en lister le contenu ?</text:p>
      <text:p text:style-name="P5">Dans quel fichier mettrait-on la commande suivante alias h=’history’; ?</text:p>
      <text:p text:style-name="P5">Soit la commande suivante ls -a -l /tap /home /var.</text:p>
      <text:p text:style-name="P5">Combien a-t-elle d’options et d’arguments ?</text:p>
      <text:p text:style-name="P5">Que fait la commande ls -F . ?</text:p>
      <text:p text:style-name="P5">Que produit la commande suiavante : echo ‘’oui’’&gt;&gt; oui ; more oui - wc -w ?</text:p>
      <text:p text:style-name="P5">Quelle commande permet de renommer le fichier oui en non ?</text:p>
      <text:p text:style-name="P5">Ds la commande chmod o+r fichier (plusieurs réponses possibles) :</text:p>
      <text:p text:style-name="P6">La notation octale 724 pour la gestion des droits d’accès correspond à la notation symbolique :</text:p>
      <text:p text:style-name="P6">Que représente 640 en termes de droits d’accès ?</text:p>
      <text:p text:style-name="P6">La notation binaire 110 correspond à :</text:p>
      <text:p text:style-name="P6">Voici un exemple d’une ligne contenue dans le fichier /etc/passwd</text:p>
      <text:p text:style-name="P6"><text:tab/><text:tab/>rachel : eh5/.mj7NB3dx:181:100 : Rachel Cohen:/u/rachel:/bin/ksh</text:p>
      <text:p text:style-name="P6">Sur cette ligne, on peut identifier (plusieurs réponses possibles</text:p>
      <text:p text:style-name="P6"><text:tab/>Que le mot de passe de rachel est crypté</text:p>
      <text:p text:style-name="P6"><text:tab/>Qu’il n’yaa pas de mot de poasse de rachel ds ce fichier</text:p>
      <text:p text:style-name="P6"><text:tab/>Que le GID de rachel est 100</text:p>
      <text:p text:style-name="P6"><text:tab/>Que Rachel a pour usernam Cohen</text:p>
      <text:p text:style-name="P6">Comment tuer le programme ayant pour identifiant le numéro 4985 en ligne de commande ?</text:p>
      <text:p text:style-name="P6">Quelle commande peut-on appliquer pour remplacer les ‘’ :’’ par ‘’ ‘’(espace) dans le fichier nommé test ?</text:p>
      <text:p text:style-name="P6"><text:tab/>tr test ‘’ :’’ ‘’ ‘’</text:p>
      <text:p text:style-name="P6"><text:tab/>cat test | tr ‘’ :’’ ‘’ ‘’ &gt; test</text:p>
      <text:p text:style-name="P6"><text:tab/>change ‘’ :’’ ‘’ ‘’ <text:span text:style-name="T6">in test</text:span></text:p>
      <text:p text:style-name="P6"><text:tab/><text:span text:style-name="T6">On ne peut pas le faire en ligne de commande</text:span></text:p>
      <text:p text:style-name="P6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4T11:04:15.276787825</meta:creation-date>
    <dc:date>2019-10-14T19:26:00.898391450</dc:date>
    <meta:editing-duration>PT3H31M3S</meta:editing-duration>
    <meta:editing-cycles>7</meta:editing-cycles>
    <meta:generator>LibreOffice/6.3.2.2$Linux_X86_64 LibreOffice_project/25aaf1ddce300f673870e0f45168bdf5ba1c5316</meta:generator>
    <meta:document-statistic meta:table-count="0" meta:image-count="0" meta:object-count="0" meta:page-count="4" meta:paragraph-count="172" meta:word-count="1511" meta:character-count="8798" meta:non-whitespace-character-count="7390"/>
  </office:meta>
</office:document-meta>
</file>